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nahoru</text:p>
          </table:table-cell>
          <table:table-cell office:value-type="string">
            <text:p>{up}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um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lu</text:p>
          </table:table-cell>
          <table:table-cell office:value-type="string">
            <text:p>{down}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ahoru</text:p>
          </table:table-cell>
          <table:table-cell office:value-type="string">
            <text:p>{up}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prava</text:p>
          </table:table-cell>
          <table:table-cell office:value-type="string">
            <text:p>{right}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olu</text:p>
          </table:table-cell>
          <table:table-cell office:value-type="string">
            <text:p>{down}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oleva</text:p>
          </table:table-cell>
          <table:table-cell office:value-type="string">
            <text:p>{left}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prava</text:p>
          </table:table-cell>
          <table:table-cell office:value-type="string">
            <text:p>{right}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yber</text:p>
          </table:table-cell>
          <table:table-cell office:value-type="string">
            <text:p>{enter}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oleva</text:p>
          </table:table-cell>
          <table:table-cell office:value-type="string">
            <text:p>{left}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zpet</text:p>
          </table:table-cell>
          <table:table-cell office:value-type="string">
            <text:p>{esc}</text:p>
          </table:table-cell>
          <table:table-cell/>
          <table:table-cell office:value-type="float" office:value="6">
            <text:p>6</text:p>
          </table:table-cell>
          <table:table-cell office:value-type="string">
            <text:p>vyber</text:p>
          </table:table-cell>
          <table:table-cell office:value-type="string">
            <text:p>{enter}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koc dopredu</text:p>
          </table:table-cell>
          <table:table-cell office:value-type="string">
            <text:p>{up}</text:p>
          </table:table-cell>
          <table:table-cell/>
          <table:table-cell office:value-type="float" office:value="7">
            <text:p>7</text:p>
          </table:table-cell>
          <table:table-cell office:value-type="string">
            <text:p>zpet</text:p>
          </table:table-cell>
          <table:table-cell office:value-type="string">
            <text:p>{esc}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koc dozadu</text:p>
          </table:table-cell>
          <table:table-cell office:value-type="string">
            <text:p>{down}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eaktivuj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uza</text:p>
          </table:table-cell>
          <table:table-cell office:value-type="string">
            <text:p><text:s/></text:p>
          </table:table-cell>
          <table:table-cell/>
          <table:table-cell office:value-type="float" office:value="9">
            <text:p>9</text:p>
          </table:table-cell>
          <table:table-cell office:value-type="string">
            <text:p>aktivuj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itulky</text:p>
          </table:table-cell>
          <table:table-cell office:value-type="string">
            <text:p>L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icho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omer stran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zeslabit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esilit</text:p>
          </table:table-cell>
          <table:table-cell office:value-type="string">
            <text:p>=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ypnout</text:p>
          </table:table-cell>
          <table:table-cell office:value-type="string">
            <text:p>%{f4}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eaktivuj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ktivuj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icho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um</text:p>
          </table:table-cell>
          <table:table-cell table:number-columns-repeated="5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.05.2011</text:date>, <text:time>15:06:5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l Rott</meta:initial-creator>
    <meta:creation-date>2011-05-04T14:57:56.20</meta:creation-date>
    <dc:date>2011-05-14T15:06:59.87</dc:date>
    <dc:creator>Michal Rott</dc:creator>
    <meta:editing-duration>PT4H41M38S</meta:editing-duration>
    <meta:editing-cycles>2</meta:editing-cycles>
    <meta:generator>OpenOffice.org/3.3$Win32 OpenOffice.org_project/330m20$Build-9567</meta:generator>
    <meta:document-statistic meta:table-count="3" meta:cell-count="77" meta:object-count="0"/>
  </office:meta>
</office:document-meta>
</file>